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2.83pt" svg:height="377.23pt" svg:x="505.13pt" svg:y="667.84pt">
            <draw:object draw:notify-on-update-of-ranges="Sheet1.E59:Sheet1.E66 Sheet1.A59:Sheet1.A59 Sheet1.G59:Sheet1.G66 Sheet1.A81:Sheet1.A81 Sheet1.G81:Sheet1.G88 Sheet1.E81:Sheet1.E88 Sheet1.A74:Sheet1.A74 Sheet1.G74:Sheet1.G79 Sheet1.E74:Sheet1.E79 Sheet1.A68:Sheet1.A68 Sheet1.G68:Sheet1.G72 Sheet1.E68:Sheet1.E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FPGA price vs 6LUT count</svg:title>
          </draw:frame>
          <draw:frame draw:z-index="1" draw:style-name="gr1" draw:text-style-name="P1" svg:width="465.34pt" svg:height="450.26pt" svg:x="508.28pt" svg:y="194.26pt">
            <draw:object draw:notify-on-update-of-ranges="Sheet1.D22:Sheet1.D27 Sheet1.A22:Sheet1.A22 Sheet1.G22:Sheet1.G27 Sheet1.A53:Sheet1.A53 Sheet1.G53:Sheet1.G57 Sheet1.D53:Sheet1.D57 Sheet1.A50:Sheet1.A50 Sheet1.G50:Sheet1.G51 Sheet1.D50:Sheet1.D51 Sheet1.A44:Sheet1.A44 Sheet1.G44:Sheet1.G48 Sheet1.D44:Sheet1.D48 Sheet1.A38:Sheet1.A38 Sheet1.G38:Sheet1.G42 Sheet1.D38:Sheet1.D42 Sheet1.A29:Sheet1.A29 Sheet1.G29:Sheet1.G36 Sheet1.D29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Value-line Xilinx FPGA prices as of 2018-12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 each base part number, the least expensive speed grade, package, and temperature range was cho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yright 2018 Eric Smi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cense: CC-BY-4.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ocess</text:p>
          </table:table-cell>
          <table:table-cell table:number-columns-repeated="4"/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4-LUT</text:p>
          </table:table-cell>
          <table:table-cell office:value-type="string" calcext:value-type="string">
            <text:p>6-LUT</text:p>
          </table:table-cell>
          <table:table-cell office:value-type="string" calcext:value-type="string">
            <text:p>blockram</text:p>
          </table:table-cell>
          <table:table-cell office:value-type="string" calcext:value-type="string">
            <text:p>quantity 1</text:p>
          </table:table-cell>
          <table:table-cell office:value-type="string" calcext:value-type="string">
            <text:p>distributor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nm</text:p>
          </table:table-cell>
          <table:table-cell/>
          <table:table-cell table:number-columns-repeated="2" office:value-type="string" calcext:value-type="string">
            <text:p>count</text:p>
          </table:table-cell>
          <table:table-cell office:value-type="string" calcext:value-type="string">
            <text:p>Kbits</text:p>
          </table:table-cell>
          <table:table-cell table:style-name="Default" office:value-type="string" calcext:value-type="string">
            <text:p>US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xcs0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xcs10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xcs2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xcs30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xcs40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XL</text:p>
          </table:table-cell>
          <table:table-cell/>
          <table:table-cell office:value-type="string" calcext:value-type="string">
            <text:p>xcs05xl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cs10xl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cs20xl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cs30xl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cs40xl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II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c2s15-5vqg100c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currency" office:currency="USD" office:value="9.24" calcext:value-type="currency">
            <text:p>$9.24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xc2s30-5vqg100c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currency" office:currency="USD" office:value="13.02" calcext:value-type="currency">
            <text:p>$13.02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xc2s50-5tqg144c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currency" office:currency="USD" office:value="16.66" calcext:value-type="currency">
            <text:p>$16.66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xc2s100-5tqg144c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currency" office:currency="USD" office:value="22.82" calcext:value-type="currency">
            <text:p>$22.82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xc2s150-5pqg208c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xc2s200-5pqg208c</text:p>
          </table:table-cell>
          <table:table-cell office:value-type="float" office:value="4704" calcext:value-type="float">
            <text:p>470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currency" office:currency="USD" office:value="34.02" calcext:value-type="currency">
            <text:p>$34.02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c3s50-4vqg100c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currency" office:currency="USD" office:value="12.6" calcext:value-type="currency">
            <text:p>$12.6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200-4vqg100c</text:p>
          </table:table-cell>
          <table:table-cell office:value-type="float" office:value="3840" calcext:value-type="float">
            <text:p>384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currency" office:currency="USD" office:value="16.8" calcext:value-type="currency">
            <text:p>$16.8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400-4ftg256c</text:p>
          </table:table-cell>
          <table:table-cell office:value-type="float" office:value="7168" calcext:value-type="float">
            <text:p>716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currency" office:currency="USD" office:value="23.03" calcext:value-type="currency">
            <text:p>$23.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1000-4fgg320c</text:p>
          </table:table-cell>
          <table:table-cell office:value-type="float" office:value="15360" calcext:value-type="float">
            <text:p>1536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currency" office:currency="USD" office:value="54.5012" calcext:value-type="currency">
            <text:p>$54.5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1500-4fgg320c</text:p>
          </table:table-cell>
          <table:table-cell office:value-type="float" office:value="26624" calcext:value-type="float">
            <text:p>2662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currency" office:currency="USD" office:value="80.45024" calcext:value-type="currency">
            <text:p>$80.45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2000-4fgg456c</text:p>
          </table:table-cell>
          <table:table-cell office:value-type="float" office:value="40960" calcext:value-type="float">
            <text:p>4096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currency" office:currency="USD" office:value="81.29" calcext:value-type="currency">
            <text:p>$81.29</text:p>
          </table:table-cell>
          <table:table-cell office:value-type="string" calcext:value-type="string">
            <text:p>Avnet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4000-4fgg676c</text:p>
          </table:table-cell>
          <table:table-cell office:value-type="float" office:value="55296" calcext:value-type="float">
            <text:p>55296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currency" office:currency="USD" office:value="101" calcext:value-type="currency">
            <text:p>$101.0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5000-4fgg676c</text:p>
          </table:table-cell>
          <table:table-cell office:value-type="float" office:value="66560" calcext:value-type="float">
            <text:p>66560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currency" office:currency="USD" office:value="127.0005" calcext:value-type="currency">
            <text:p>$127.0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3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c3s50a-4vqg100c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currency" office:currency="USD" office:value="8.05" calcext:value-type="currency">
            <text:p>$8.05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200a-4vqg100c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currency" office:currency="USD" office:value="16.31" calcext:value-type="currency">
            <text:p>$16.3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400a-4ftg256c</text:p>
          </table:table-cell>
          <table:table-cell office:value-type="float" office:value="7167" calcext:value-type="float">
            <text:p>71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currency" office:currency="USD" office:value="23.03" calcext:value-type="currency">
            <text:p>$23.0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700a-4ftg256c</text:p>
          </table:table-cell>
          <table:table-cell office:value-type="float" office:value="11776" calcext:value-type="float">
            <text:p>1177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currency" office:currency="USD" office:value="32.69" calcext:value-type="currency">
            <text:p>$32.69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1400a-4ftg256c</text:p>
          </table:table-cell>
          <table:table-cell office:value-type="float" office:value="22528" calcext:value-type="float">
            <text:p>2252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currency" office:currency="USD" office:value="49.98" calcext:value-type="currency">
            <text:p>$49.98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3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c3s50an-4tqg144c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currency" office:currency="USD" office:value="13.09" calcext:value-type="currency">
            <text:p>$13.09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200an-4ftg256c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currency" office:currency="USD" office:value="23.1" calcext:value-type="currency">
            <text:p>$23.1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400an-4ftg256c</text:p>
          </table:table-cell>
          <table:table-cell office:value-type="float" office:value="7167" calcext:value-type="float">
            <text:p>71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currency" office:currency="USD" office:value="26.46" calcext:value-type="currency">
            <text:p>$26.46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700an-4fgg484c</text:p>
          </table:table-cell>
          <table:table-cell office:value-type="float" office:value="11776" calcext:value-type="float">
            <text:p>1177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currency" office:currency="USD" office:value="54.11" calcext:value-type="currency">
            <text:p>$54.1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1400an-4fgg676c</text:p>
          </table:table-cell>
          <table:table-cell office:value-type="float" office:value="22528" calcext:value-type="float">
            <text:p>2252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currency" office:currency="USD" office:value="94.85" calcext:value-type="currency">
            <text:p>$94.85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3A-DS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c3sd1800a-4csg484c</text:p>
          </table:table-cell>
          <table:table-cell office:value-type="float" office:value="33280" calcext:value-type="float">
            <text:p>33280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currency" office:currency="USD" office:value="75.53" calcext:value-type="currency">
            <text:p>$75.5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d3400a-4csg484c</text:p>
          </table:table-cell>
          <table:table-cell office:value-type="float" office:value="47744" calcext:value-type="float">
            <text:p>47744</text:p>
          </table:table-cell>
          <table:table-cell/>
          <table:table-cell office:value-type="float" office:value="2268" calcext:value-type="float">
            <text:p>2268</text:p>
          </table:table-cell>
          <table:table-cell office:value-type="currency" office:currency="USD" office:value="98.81" calcext:value-type="currency">
            <text:p>$98.8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3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c3s100e-4vqg100c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currency" office:currency="USD" office:value="13.86" calcext:value-type="currency">
            <text:p>$13.86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250e-4vqg100c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currency" office:currency="USD" office:value="19.11" calcext:value-type="currency">
            <text:p>$19.1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500e-4cpg132c</text:p>
          </table:table-cell>
          <table:table-cell office:value-type="float" office:value="9312" calcext:value-type="float">
            <text:p>931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currency" office:currency="USD" office:value="30.31" calcext:value-type="currency">
            <text:p>$30.3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1200e-4ftg256c</text:p>
          </table:table-cell>
          <table:table-cell office:value-type="float" office:value="17344" calcext:value-type="float">
            <text:p>17344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currency" office:currency="USD" office:value="55.51" calcext:value-type="currency">
            <text:p>$55.5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xc3s1600e-4fgg320c</text:p>
          </table:table-cell>
          <table:table-cell office:value-type="float" office:value="29504" calcext:value-type="float">
            <text:p>29504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currency" office:currency="USD" office:value="88.9" calcext:value-type="currency">
            <text:p>$88.9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c6slx4-2tqg144c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currency" office:currency="USD" office:value="11.48" calcext:value-type="currency">
            <text:p>$11.48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9-2tqg144c</text:p>
          </table:table-cell>
          <table:table-cell/>
          <table:table-cell office:value-type="float" office:value="5720" calcext:value-type="float">
            <text:p>5720</text:p>
          </table:table-cell>
          <table:table-cell office:value-type="float" office:value="576" calcext:value-type="float">
            <text:p>576</text:p>
          </table:table-cell>
          <table:table-cell office:value-type="currency" office:currency="USD" office:value="16.52" calcext:value-type="currency">
            <text:p>$16.52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16-2cpg196c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576" calcext:value-type="float">
            <text:p>576</text:p>
          </table:table-cell>
          <table:table-cell office:value-type="currency" office:currency="USD" office:value="23.45" calcext:value-type="currency">
            <text:p>$23.45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25-2ftg256c</text:p>
          </table:table-cell>
          <table:table-cell/>
          <table:table-cell office:value-type="float" office:value="15032" calcext:value-type="float">
            <text:p>15032</text:p>
          </table:table-cell>
          <table:table-cell office:value-type="float" office:value="936" calcext:value-type="float">
            <text:p>936</text:p>
          </table:table-cell>
          <table:table-cell office:value-type="currency" office:currency="USD" office:value="34.02" calcext:value-type="currency">
            <text:p>$34.02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45-2csg324c</text:p>
          </table:table-cell>
          <table:table-cell/>
          <table:table-cell office:value-type="float" office:value="27288" calcext:value-type="float">
            <text:p>27288</text:p>
          </table:table-cell>
          <table:table-cell office:value-type="float" office:value="2088" calcext:value-type="float">
            <text:p>2088</text:p>
          </table:table-cell>
          <table:table-cell office:value-type="currency" office:currency="USD" office:value="54.74" calcext:value-type="currency">
            <text:p>$54.74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75-2csg484c</text:p>
          </table:table-cell>
          <table:table-cell/>
          <table:table-cell office:value-type="float" office:value="46648" calcext:value-type="float">
            <text:p>46648</text:p>
          </table:table-cell>
          <table:table-cell office:value-type="float" office:value="3096" calcext:value-type="float">
            <text:p>3096</text:p>
          </table:table-cell>
          <table:table-cell office:value-type="currency" office:currency="USD" office:value="99.54" calcext:value-type="currency">
            <text:p>$99.54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100-2fgg484c</text:p>
          </table:table-cell>
          <table:table-cell/>
          <table:table-cell office:value-type="float" office:value="63288" calcext:value-type="float">
            <text:p>63288</text:p>
          </table:table-cell>
          <table:table-cell office:value-type="float" office:value="4824" calcext:value-type="float">
            <text:p>4824</text:p>
          </table:table-cell>
          <table:table-cell office:value-type="currency" office:currency="USD" office:value="124.04" calcext:value-type="currency">
            <text:p>$124.04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150-2fgg484c</text:p>
          </table:table-cell>
          <table:table-cell/>
          <table:table-cell office:value-type="float" office:value="92152" calcext:value-type="float">
            <text:p>92152</text:p>
          </table:table-cell>
          <table:table-cell office:value-type="float" office:value="4824" calcext:value-type="float">
            <text:p>4824</text:p>
          </table:table-cell>
          <table:table-cell office:value-type="currency" office:currency="USD" office:value="165.1" calcext:value-type="currency">
            <text:p>$165.1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6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c6slx25t-2csg324c</text:p>
          </table:table-cell>
          <table:table-cell/>
          <table:table-cell office:value-type="float" office:value="15032" calcext:value-type="float">
            <text:p>15032</text:p>
          </table:table-cell>
          <table:table-cell office:value-type="float" office:value="936" calcext:value-type="float">
            <text:p>936</text:p>
          </table:table-cell>
          <table:table-cell office:value-type="currency" office:currency="USD" office:value="50.89" calcext:value-type="currency">
            <text:p>$50.89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45t-2csg324c</text:p>
          </table:table-cell>
          <table:table-cell/>
          <table:table-cell office:value-type="float" office:value="27288" calcext:value-type="float">
            <text:p>27288</text:p>
          </table:table-cell>
          <table:table-cell office:value-type="float" office:value="2088" calcext:value-type="float">
            <text:p>2088</text:p>
          </table:table-cell>
          <table:table-cell office:value-type="currency" office:currency="USD" office:value="70.21" calcext:value-type="currency">
            <text:p>$70.2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75t-2fgg484c</text:p>
          </table:table-cell>
          <table:table-cell/>
          <table:table-cell office:value-type="float" office:value="46648" calcext:value-type="float">
            <text:p>46648</text:p>
          </table:table-cell>
          <table:table-cell office:value-type="float" office:value="3096" calcext:value-type="float">
            <text:p>3096</text:p>
          </table:table-cell>
          <table:table-cell office:value-type="currency" office:currency="USD" office:value="119.21" calcext:value-type="currency">
            <text:p>$119.2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100t-2csg484c</text:p>
          </table:table-cell>
          <table:table-cell/>
          <table:table-cell office:value-type="float" office:value="63288" calcext:value-type="float">
            <text:p>63288</text:p>
          </table:table-cell>
          <table:table-cell office:value-type="float" office:value="4824" calcext:value-type="float">
            <text:p>4824</text:p>
          </table:table-cell>
          <table:table-cell office:value-type="currency" office:currency="USD" office:value="133.9" calcext:value-type="currency">
            <text:p>$133.9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c6slx150t-2csg484c</text:p>
          </table:table-cell>
          <table:table-cell/>
          <table:table-cell office:value-type="float" office:value="92152" calcext:value-type="float">
            <text:p>92152</text:p>
          </table:table-cell>
          <table:table-cell office:value-type="float" office:value="4824" calcext:value-type="float">
            <text:p>4824</text:p>
          </table:table-cell>
          <table:table-cell office:value-type="currency" office:currency="USD" office:value="187.2" calcext:value-type="currency">
            <text:p>$187.2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artan 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c7s6-1cpga196c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float" office:value="180" calcext:value-type="float">
            <text:p>180</text:p>
          </table:table-cell>
          <table:table-cell office:value-type="currency" office:currency="USD" office:value="12.92" calcext:value-type="currency">
            <text:p>$12.92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s15-1cpga196c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60" calcext:value-type="float">
            <text:p>360</text:p>
          </table:table-cell>
          <table:table-cell office:value-type="currency" office:currency="USD" office:value="16.48" calcext:value-type="currency">
            <text:p>$16.48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s25-1ftgb196c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1620" calcext:value-type="float">
            <text:p>1620</text:p>
          </table:table-cell>
          <table:table-cell office:value-type="currency" office:currency="USD" office:value="25.4" calcext:value-type="currency">
            <text:p>$25.4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s50-2ftgb196c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2700" calcext:value-type="float">
            <text:p>2700</text:p>
          </table:table-cell>
          <table:table-cell office:value-type="currency" office:currency="USD" office:value="46.68" calcext:value-type="currency">
            <text:p>$46.68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s75-1fgga484c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3240" calcext:value-type="float">
            <text:p>3240</text:p>
          </table:table-cell>
          <table:table-cell office:value-type="currency" office:currency="USD" office:value="72.278" calcext:value-type="currency">
            <text:p>$72.28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s100-1fgga484c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4320" calcext:value-type="float">
            <text:p>4320</text:p>
          </table:table-cell>
          <table:table-cell office:value-type="currency" office:currency="USD" office:value="95.4475" calcext:value-type="currency">
            <text:p>$95.45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tix 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c7a12t-1cpg238c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720" calcext:value-type="float">
            <text:p>720</text:p>
          </table:table-cell>
          <table:table-cell office:value-type="currency" office:currency="USD" office:value="22.57071" calcext:value-type="currency">
            <text:p>$22.57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15t-1ftg256c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900" calcext:value-type="float">
            <text:p>900</text:p>
          </table:table-cell>
          <table:table-cell office:value-type="currency" office:currency="USD" office:value="27.93" calcext:value-type="currency">
            <text:p>$27.93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25t-1cpg238c</text:p>
          </table:table-cell>
          <table:table-cell/>
          <table:table-cell office:value-type="float" office:value="14600" calcext:value-type="float">
            <text:p>14600</text:p>
          </table:table-cell>
          <table:table-cell office:value-type="float" office:value="1620" calcext:value-type="float">
            <text:p>1620</text:p>
          </table:table-cell>
          <table:table-cell office:value-type="currency" office:currency="USD" office:value="32.9" calcext:value-type="currency">
            <text:p>$32.9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35t-1ftg256c</text:p>
          </table:table-cell>
          <table:table-cell/>
          <table:table-cell office:value-type="float" office:value="20800" calcext:value-type="float">
            <text:p>20800</text:p>
          </table:table-cell>
          <table:table-cell office:value-type="float" office:value="1800" calcext:value-type="float">
            <text:p>1800</text:p>
          </table:table-cell>
          <table:table-cell office:value-type="currency" office:currency="USD" office:value="34.37" calcext:value-type="currency">
            <text:p>$34.37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50t-1ftg256c</text:p>
          </table:table-cell>
          <table:table-cell/>
          <table:table-cell office:value-type="float" office:value="32600" calcext:value-type="float">
            <text:p>32600</text:p>
          </table:table-cell>
          <table:table-cell office:value-type="float" office:value="2700" calcext:value-type="float">
            <text:p>2700</text:p>
          </table:table-cell>
          <table:table-cell office:value-type="currency" office:currency="USD" office:value="53.2" calcext:value-type="currency">
            <text:p>$53.2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75t-1ftg256c</text:p>
          </table:table-cell>
          <table:table-cell/>
          <table:table-cell office:value-type="float" office:value="47200" calcext:value-type="float">
            <text:p>47200</text:p>
          </table:table-cell>
          <table:table-cell office:value-type="float" office:value="3780" calcext:value-type="float">
            <text:p>3780</text:p>
          </table:table-cell>
          <table:table-cell office:value-type="currency" office:currency="USD" office:value="92.61" calcext:value-type="currency">
            <text:p>$92.61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100t-1ftg256c</text:p>
          </table:table-cell>
          <table:table-cell/>
          <table:table-cell office:value-type="float" office:value="63400" calcext:value-type="float">
            <text:p>63400</text:p>
          </table:table-cell>
          <table:table-cell office:value-type="float" office:value="4860" calcext:value-type="float">
            <text:p>4860</text:p>
          </table:table-cell>
          <table:table-cell office:value-type="currency" office:currency="USD" office:value="109.2" calcext:value-type="currency">
            <text:p>$109.20</text:p>
          </table:table-cell>
          <table:table-cell office:value-type="string" calcext:value-type="string">
            <text:p>Digi-Ke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c7a200t-1fbg484c</text:p>
          </table:table-cell>
          <table:table-cell/>
          <table:table-cell office:value-type="float" office:value="134600" calcext:value-type="float">
            <text:p>134600</text:p>
          </table:table-cell>
          <table:table-cell office:value-type="float" office:value="13140" calcext:value-type="float">
            <text:p>13140</text:p>
          </table:table-cell>
          <table:table-cell office:value-type="currency" office:currency="USD" office:value="193.7" calcext:value-type="currency">
            <text:p>$193.70</text:p>
          </table:table-cell>
          <table:table-cell office:value-type="string" calcext:value-type="string">
            <text:p>Digi-Key</text:p>
          </table:table-cell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6:18:52.714258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6:23:10.681712980</meta:creation-date>
    <dc:date>2018-12-11T17:02:12.944350828</dc:date>
    <meta:editing-duration>PT54M22S</meta:editing-duration>
    <meta:editing-cycles>16</meta:editing-cycles>
    <meta:generator>LibreOffice/6.0.5.2$Linux_X86_64 LibreOffice_project/00$Build-2</meta:generator>
    <meta:document-statistic meta:table-count="1" meta:cell-count="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6cm" svg:height="13.309cm" xlink:href=".." xlink:type="simple" chart:class="chart:scatter" chart:style-name="ch1">
        <chart:title svg:x="4.28cm" svg:y="0.402cm" chart:style-name="ch2">
          <text:p>FPGA quanity 1 price vs 6LUT count</text:p>
        </chart:title>
        <chart:legend chart:legend-position="end" svg:x="12.939cm" svg:y="5.608cm" style:legend-expansion="high" chart:style-name="ch3"/>
        <chart:plot-area chart:style-name="ch4" table:cell-range-address="Sheet1.E59:Sheet1.E66 Sheet1.A59:Sheet1.A59 Sheet1.G59:Sheet1.G66 Sheet1.A81:Sheet1.A81 Sheet1.G81:Sheet1.G88 Sheet1.A74:Sheet1.A74 Sheet1.G74:Sheet1.G79 Sheet1.A68:Sheet1.A68 Sheet1.G68:Sheet1.G72" chart:data-source-has-labels="row" svg:x="0.16cm" svg:y="0.322cm" svg:width="12.464cm" svg:height="12.371cm">
          <chartooo:coordinate-region svg:x="1.628cm" svg:y="0.521cm" svg:width="10.439cm" svg:height="11.525cm"/>
          <chart:axis chart:dimension="x" chart:name="primary-x" chart:style-name="ch5">
            <chart:title svg:x="5.501cm" svg:y="12.749cm" chart:style-name="ch6">
              <text:p>6LUT count</text:p>
            </chart:title>
          </chart:axis>
          <chart:axis chart:dimension="y" chart:name="primary-y" chart:style-name="ch7">
            <chart:title svg:x="0cm" svg:y="7.358cm" chart:style-name="ch8">
              <text:p>Price, USD</text:p>
            </chart:title>
            <chart:grid chart:style-name="ch9" chart:class="major"/>
          </chart:axis>
          <chart:series chart:style-name="ch10" chart:values-cell-range-address="Sheet1.G59:Sheet1.G66" chart:label-cell-address="Sheet1.A59:Sheet1.A59" chart:class="chart:scatter">
            <chart:domain table:cell-range-address="Sheet1.E59:Sheet1.E66"/>
            <chart:data-point chart:repeated="8"/>
          </chart:series>
          <chart:series chart:style-name="ch11" chart:values-cell-range-address="Sheet1.G81:Sheet1.G88" chart:label-cell-address="Sheet1.A81:Sheet1.A81" chart:class="chart:scatter">
            <chart:domain table:cell-range-address="Sheet1.E81:Sheet1.E88"/>
            <chart:data-point chart:repeated="8"/>
          </chart:series>
          <chart:series chart:style-name="ch12" chart:values-cell-range-address="Sheet1.G74:Sheet1.G79" chart:label-cell-address="Sheet1.A74:Sheet1.A74" chart:class="chart:scatter">
            <chart:domain table:cell-range-address="Sheet1.E74:Sheet1.E79"/>
            <chart:data-point chart:repeated="6"/>
          </chart:series>
          <chart:series chart:style-name="ch13" chart:values-cell-range-address="Sheet1.G68:Sheet1.G72" chart:label-cell-address="Sheet1.A68:Sheet1.A68" chart:class="chart:scatter">
            <chart:domain table:cell-range-address="Sheet1.E68:Sheet1.E72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artan 6</text:p>
                <draw:g>
                  <svg:desc>Sheet1.A59:Sheet1.A5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rtix 7</text:p>
                <draw:g>
                  <svg:desc>Sheet1.A81:Sheet1.A8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partan 7</text:p>
                <draw:g>
                  <svg:desc>Sheet1.A74:Sheet1.A7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partan 6T</text:p>
                <draw:g>
                  <svg:desc>Sheet1.A68:Sheet1.A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0">
                <text:p>2400</text:p>
                <draw:g>
                  <svg:desc>Sheet1.E59:Sheet1.E66</svg:desc>
                </draw:g>
              </table:table-cell>
              <table:table-cell office:value-type="float" office:value="11.48">
                <text:p>11.48</text:p>
                <draw:g>
                  <svg:desc>Sheet1.G59:Sheet1.G66</svg:desc>
                </draw:g>
              </table:table-cell>
              <table:table-cell office:value-type="float" office:value="8000">
                <text:p>8000</text:p>
                <draw:g>
                  <svg:desc>Sheet1.E81:Sheet1.E88</svg:desc>
                </draw:g>
              </table:table-cell>
              <table:table-cell office:value-type="float" office:value="22.57071">
                <text:p>22.57071</text:p>
                <draw:g>
                  <svg:desc>Sheet1.G81:Sheet1.G88</svg:desc>
                </draw:g>
              </table:table-cell>
              <table:table-cell office:value-type="float" office:value="3752">
                <text:p>3752</text:p>
                <draw:g>
                  <svg:desc>Sheet1.E74:Sheet1.E79</svg:desc>
                </draw:g>
              </table:table-cell>
              <table:table-cell office:value-type="float" office:value="12.92">
                <text:p>12.92</text:p>
                <draw:g>
                  <svg:desc>Sheet1.G74:Sheet1.G79</svg:desc>
                </draw:g>
              </table:table-cell>
              <table:table-cell office:value-type="float" office:value="15032">
                <text:p>15032</text:p>
                <draw:g>
                  <svg:desc>Sheet1.E68:Sheet1.E72</svg:desc>
                </draw:g>
              </table:table-cell>
              <table:table-cell office:value-type="float" office:value="50.89">
                <text:p>50.89</text:p>
                <draw:g>
                  <svg:desc>Sheet1.G68:Sheet1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20">
                <text:p>5720</text:p>
              </table:table-cell>
              <table:table-cell office:value-type="float" office:value="16.52">
                <text:p>16.52</text:p>
              </table:table-cell>
              <table:table-cell office:value-type="float" office:value="10400">
                <text:p>10400</text:p>
              </table:table-cell>
              <table:table-cell office:value-type="float" office:value="27.93">
                <text:p>27.93</text:p>
              </table:table-cell>
              <table:table-cell office:value-type="float" office:value="8000">
                <text:p>8000</text:p>
              </table:table-cell>
              <table:table-cell office:value-type="float" office:value="16.48">
                <text:p>16.48</text:p>
              </table:table-cell>
              <table:table-cell office:value-type="float" office:value="27288">
                <text:p>27288</text:p>
              </table:table-cell>
              <table:table-cell office:value-type="float" office:value="70.21">
                <text:p>7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12">
                <text:p>9112</text:p>
              </table:table-cell>
              <table:table-cell office:value-type="float" office:value="23.45">
                <text:p>23.45</text:p>
              </table:table-cell>
              <table:table-cell office:value-type="float" office:value="14600">
                <text:p>14600</text:p>
              </table:table-cell>
              <table:table-cell office:value-type="float" office:value="32.9">
                <text:p>32.9</text:p>
              </table:table-cell>
              <table:table-cell office:value-type="float" office:value="14600">
                <text:p>14600</text:p>
              </table:table-cell>
              <table:table-cell office:value-type="float" office:value="25.4">
                <text:p>25.4</text:p>
              </table:table-cell>
              <table:table-cell office:value-type="float" office:value="46648">
                <text:p>46648</text:p>
              </table:table-cell>
              <table:table-cell office:value-type="float" office:value="119.21">
                <text:p>119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32">
                <text:p>15032</text:p>
              </table:table-cell>
              <table:table-cell office:value-type="float" office:value="34.02">
                <text:p>34.02</text:p>
              </table:table-cell>
              <table:table-cell office:value-type="float" office:value="20800">
                <text:p>20800</text:p>
              </table:table-cell>
              <table:table-cell office:value-type="float" office:value="34.37">
                <text:p>34.37</text:p>
              </table:table-cell>
              <table:table-cell office:value-type="float" office:value="32600">
                <text:p>32600</text:p>
              </table:table-cell>
              <table:table-cell office:value-type="float" office:value="46.68">
                <text:p>46.68</text:p>
              </table:table-cell>
              <table:table-cell office:value-type="float" office:value="63288">
                <text:p>63288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288">
                <text:p>27288</text:p>
              </table:table-cell>
              <table:table-cell office:value-type="float" office:value="54.74">
                <text:p>54.74</text:p>
              </table:table-cell>
              <table:table-cell office:value-type="float" office:value="32600">
                <text:p>32600</text:p>
              </table:table-cell>
              <table:table-cell office:value-type="float" office:value="53.2">
                <text:p>53.2</text:p>
              </table:table-cell>
              <table:table-cell office:value-type="float" office:value="48000">
                <text:p>48000</text:p>
              </table:table-cell>
              <table:table-cell office:value-type="float" office:value="72.278">
                <text:p>72.278</text:p>
              </table:table-cell>
              <table:table-cell office:value-type="float" office:value="92152">
                <text:p>92152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48">
                <text:p>46648</text:p>
              </table:table-cell>
              <table:table-cell office:value-type="float" office:value="99.54">
                <text:p>99.54</text:p>
              </table:table-cell>
              <table:table-cell office:value-type="float" office:value="47200">
                <text:p>47200</text:p>
              </table:table-cell>
              <table:table-cell office:value-type="float" office:value="92.61">
                <text:p>92.61</text:p>
              </table:table-cell>
              <table:table-cell office:value-type="float" office:value="64000">
                <text:p>64000</text:p>
              </table:table-cell>
              <table:table-cell office:value-type="float" office:value="95.4475">
                <text:p>95.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288">
                <text:p>63288</text:p>
              </table:table-cell>
              <table:table-cell office:value-type="float" office:value="124.04">
                <text:p>124.04</text:p>
              </table:table-cell>
              <table:table-cell office:value-type="float" office:value="63400">
                <text:p>63400</text:p>
              </table:table-cell>
              <table:table-cell office:value-type="float" office:value="109.2">
                <text:p>10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152">
                <text:p>92152</text:p>
              </table:table-cell>
              <table:table-cell office:value-type="float" office:value="165.1">
                <text:p>165.1</text:p>
              </table:table-cell>
              <table:table-cell office:value-type="float" office:value="134600">
                <text:p>134600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0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10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417cm" svg:height="15.885cm" xlink:href=".." xlink:type="simple" chart:class="chart:scatter" chart:style-name="ch1">
        <chart:title svg:x="4.5cm" svg:y="0.453cm" chart:style-name="ch2">
          <text:p>FPGA quanity 1 price vs 4LUT count</text:p>
        </chart:title>
        <chart:legend chart:legend-position="end" svg:x="12.533cm" svg:y="6.398cm" style:legend-expansion="high" chart:style-name="ch3"/>
        <chart:plot-area chart:style-name="ch4" table:cell-range-address="Sheet1.D22:Sheet1.D27 Sheet1.A22:Sheet1.A22 Sheet1.G22:Sheet1.G27 Sheet1.A53:Sheet1.A53 Sheet1.G53:Sheet1.G57 Sheet1.A50:Sheet1.A50 Sheet1.G50:Sheet1.G51 Sheet1.A44:Sheet1.A44 Sheet1.G44:Sheet1.G48 Sheet1.A38:Sheet1.A38 Sheet1.G38:Sheet1.G42 Sheet1.A29:Sheet1.A29 Sheet1.G29:Sheet1.G36" chart:data-source-has-labels="row" svg:x="0.204cm" svg:y="0.469cm" svg:width="12.415cm" svg:height="14.602cm">
          <chartooo:coordinate-region svg:x="1.672cm" svg:y="0.668cm" svg:width="10.483cm" svg:height="13.756cm"/>
          <chart:axis chart:dimension="x" chart:name="primary-x" chart:style-name="ch5">
            <chart:title svg:x="5.52cm" svg:y="15.325cm" chart:style-name="ch6">
              <text:p>4LUT count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8.608cm" chart:style-name="ch9">
              <text:p>price, USD</text:p>
            </chart:title>
            <chart:grid chart:style-name="ch10" chart:class="major"/>
          </chart:axis>
          <chart:series chart:style-name="ch11" chart:values-cell-range-address="Sheet1.G22:Sheet1.G27" chart:label-cell-address="Sheet1.A22:Sheet1.A22" chart:class="chart:scatter">
            <chart:domain table:cell-range-address="Sheet1.D22:Sheet1.D27"/>
            <chart:data-point chart:repeated="6"/>
          </chart:series>
          <chart:series chart:style-name="ch12" chart:values-cell-range-address="Sheet1.G53:Sheet1.G57" chart:label-cell-address="Sheet1.A53:Sheet1.A53" chart:class="chart:scatter">
            <chart:domain table:cell-range-address="Sheet1.D53:Sheet1.D57"/>
            <chart:data-point chart:repeated="5"/>
          </chart:series>
          <chart:series chart:style-name="ch13" chart:values-cell-range-address="Sheet1.G50:Sheet1.G51" chart:label-cell-address="Sheet1.A50:Sheet1.A50" chart:class="chart:scatter">
            <chart:domain table:cell-range-address="Sheet1.D50:Sheet1.D51"/>
            <chart:data-point chart:repeated="2"/>
          </chart:series>
          <chart:series chart:style-name="ch14" chart:values-cell-range-address="Sheet1.G44:Sheet1.G48" chart:label-cell-address="Sheet1.A44:Sheet1.A44" chart:class="chart:scatter">
            <chart:domain table:cell-range-address="Sheet1.D44:Sheet1.D48"/>
            <chart:data-point chart:repeated="5"/>
          </chart:series>
          <chart:series chart:style-name="ch15" chart:values-cell-range-address="Sheet1.G38:Sheet1.G42" chart:label-cell-address="Sheet1.A38:Sheet1.A38" chart:class="chart:scatter">
            <chart:domain table:cell-range-address="Sheet1.D38:Sheet1.D42"/>
            <chart:data-point chart:repeated="5"/>
          </chart:series>
          <chart:series chart:style-name="ch16" chart:values-cell-range-address="Sheet1.G29:Sheet1.G36" chart:label-cell-address="Sheet1.A29:Sheet1.A29" chart:class="chart:scatter">
            <chart:domain table:cell-range-address="Sheet1.D29:Sheet1.D36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artan II</text:p>
                <draw:g>
                  <svg:desc>Sheet1.A22:Sheet1.A2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partan 3E</text:p>
                <draw:g>
                  <svg:desc>Sheet1.A53:Sheet1.A5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partan 3A-DSP</text:p>
                <draw:g>
                  <svg:desc>Sheet1.A50:Sheet1.A5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partan 3AN</text:p>
                <draw:g>
                  <svg:desc>Sheet1.A44:Sheet1.A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partan 3A</text:p>
                <draw:g>
                  <svg:desc>Sheet1.A38:Sheet1.A3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partan 3</text:p>
                <draw:g>
                  <svg:desc>Sheet1.A29:Sheet1.A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">
                <text:p>384</text:p>
                <draw:g>
                  <svg:desc>Sheet1.D22:Sheet1.D27</svg:desc>
                </draw:g>
              </table:table-cell>
              <table:table-cell office:value-type="float" office:value="9.24">
                <text:p>9.24</text:p>
                <draw:g>
                  <svg:desc>Sheet1.G22:Sheet1.G27</svg:desc>
                </draw:g>
              </table:table-cell>
              <table:table-cell office:value-type="float" office:value="1920">
                <text:p>1920</text:p>
                <draw:g>
                  <svg:desc>Sheet1.D53:Sheet1.D57</svg:desc>
                </draw:g>
              </table:table-cell>
              <table:table-cell office:value-type="float" office:value="13.86">
                <text:p>13.86</text:p>
                <draw:g>
                  <svg:desc>Sheet1.G53:Sheet1.G57</svg:desc>
                </draw:g>
              </table:table-cell>
              <table:table-cell office:value-type="float" office:value="33280">
                <text:p>33280</text:p>
                <draw:g>
                  <svg:desc>Sheet1.D50:Sheet1.D51</svg:desc>
                </draw:g>
              </table:table-cell>
              <table:table-cell office:value-type="float" office:value="75.53">
                <text:p>75.53</text:p>
                <draw:g>
                  <svg:desc>Sheet1.G50:Sheet1.G51</svg:desc>
                </draw:g>
              </table:table-cell>
              <table:table-cell office:value-type="float" office:value="1408">
                <text:p>1408</text:p>
                <draw:g>
                  <svg:desc>Sheet1.D44:Sheet1.D48</svg:desc>
                </draw:g>
              </table:table-cell>
              <table:table-cell office:value-type="float" office:value="13.09">
                <text:p>13.09</text:p>
                <draw:g>
                  <svg:desc>Sheet1.G44:Sheet1.G48</svg:desc>
                </draw:g>
              </table:table-cell>
              <table:table-cell office:value-type="float" office:value="1408">
                <text:p>1408</text:p>
                <draw:g>
                  <svg:desc>Sheet1.D38:Sheet1.D42</svg:desc>
                </draw:g>
              </table:table-cell>
              <table:table-cell office:value-type="float" office:value="8.05">
                <text:p>8.05</text:p>
                <draw:g>
                  <svg:desc>Sheet1.G38:Sheet1.G42</svg:desc>
                </draw:g>
              </table:table-cell>
              <table:table-cell office:value-type="float" office:value="1536">
                <text:p>1536</text:p>
                <draw:g>
                  <svg:desc>Sheet1.D29:Sheet1.D36</svg:desc>
                </draw:g>
              </table:table-cell>
              <table:table-cell office:value-type="float" office:value="12.6">
                <text:p>12.6</text:p>
                <draw:g>
                  <svg:desc>Sheet1.G29:Sheet1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4">
                <text:p>864</text:p>
              </table:table-cell>
              <table:table-cell office:value-type="float" office:value="13.02">
                <text:p>13.02</text:p>
              </table:table-cell>
              <table:table-cell office:value-type="float" office:value="2448">
                <text:p>2448</text:p>
              </table:table-cell>
              <table:table-cell office:value-type="float" office:value="19.11">
                <text:p>19.11</text:p>
              </table:table-cell>
              <table:table-cell office:value-type="float" office:value="47744">
                <text:p>47744</text:p>
              </table:table-cell>
              <table:table-cell office:value-type="float" office:value="98.81">
                <text:p>98.81</text:p>
              </table:table-cell>
              <table:table-cell office:value-type="float" office:value="3584">
                <text:p>3584</text:p>
              </table:table-cell>
              <table:table-cell office:value-type="float" office:value="23.1">
                <text:p>23.1</text:p>
              </table:table-cell>
              <table:table-cell office:value-type="float" office:value="3584">
                <text:p>3584</text:p>
              </table:table-cell>
              <table:table-cell office:value-type="float" office:value="16.31">
                <text:p>16.31</text:p>
              </table:table-cell>
              <table:table-cell office:value-type="float" office:value="3840">
                <text:p>384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6">
                <text:p>1536</text:p>
              </table:table-cell>
              <table:table-cell office:value-type="float" office:value="16.66">
                <text:p>16.66</text:p>
              </table:table-cell>
              <table:table-cell office:value-type="float" office:value="9312">
                <text:p>9312</text:p>
              </table:table-cell>
              <table:table-cell office:value-type="float" office:value="30.31">
                <text:p>3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7">
                <text:p>7167</text:p>
              </table:table-cell>
              <table:table-cell office:value-type="float" office:value="26.46">
                <text:p>26.46</text:p>
              </table:table-cell>
              <table:table-cell office:value-type="float" office:value="7167">
                <text:p>7167</text:p>
              </table:table-cell>
              <table:table-cell office:value-type="float" office:value="23.03">
                <text:p>23.03</text:p>
              </table:table-cell>
              <table:table-cell office:value-type="float" office:value="7168">
                <text:p>7168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22.82">
                <text:p>22.82</text:p>
              </table:table-cell>
              <table:table-cell office:value-type="float" office:value="17344">
                <text:p>17344</text:p>
              </table:table-cell>
              <table:table-cell office:value-type="float" office:value="55.51">
                <text:p>55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6">
                <text:p>11776</text:p>
              </table:table-cell>
              <table:table-cell office:value-type="float" office:value="54.11">
                <text:p>54.11</text:p>
              </table:table-cell>
              <table:table-cell office:value-type="float" office:value="11776">
                <text:p>11776</text:p>
              </table:table-cell>
              <table:table-cell office:value-type="float" office:value="32.69">
                <text:p>32.69</text:p>
              </table:table-cell>
              <table:table-cell office:value-type="float" office:value="15360">
                <text:p>15360</text:p>
              </table:table-cell>
              <table:table-cell office:value-type="float" office:value="54.5012">
                <text:p>54.5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6">
                <text:p>3456</text:p>
              </table:table-cell>
              <table:table-cell office:value-type="float" office:value="28">
                <text:p>28</text:p>
              </table:table-cell>
              <table:table-cell office:value-type="float" office:value="29504">
                <text:p>29504</text:p>
              </table:table-cell>
              <table:table-cell office:value-type="float" office:value="88.9">
                <text:p>8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28">
                <text:p>22528</text:p>
              </table:table-cell>
              <table:table-cell office:value-type="float" office:value="94.85">
                <text:p>94.85</text:p>
              </table:table-cell>
              <table:table-cell office:value-type="float" office:value="22528">
                <text:p>22528</text:p>
              </table:table-cell>
              <table:table-cell office:value-type="float" office:value="49.98">
                <text:p>49.98</text:p>
              </table:table-cell>
              <table:table-cell office:value-type="float" office:value="26624">
                <text:p>26624</text:p>
              </table:table-cell>
              <table:table-cell office:value-type="float" office:value="80.45024">
                <text:p>80.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4">
                <text:p>4704</text:p>
              </table:table-cell>
              <table:table-cell office:value-type="float" office:value="34.02">
                <text:p>3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60">
                <text:p>40960</text:p>
              </table:table-cell>
              <table:table-cell office:value-type="float" office:value="81.29">
                <text:p>81.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96">
                <text:p>55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60">
                <text:p>66560</text:p>
              </table:table-cell>
              <table:table-cell office:value-type="float" office:value="127.0005">
                <text:p>127.0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